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8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052cm" fo:min-width="2.548cm" fo:padding-top="0.142cm" fo:padding-bottom="0.142cm" fo:padding-left="0.267cm" fo:padding-right="0.26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2.04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1.117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353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2.006cm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draw:marker-start-width="0.252cm" draw:marker-end="Half_20_Arrow_20_Right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draw:marker-start-width="0.252cm" draw:marker-end="Half_20_Arrow_20_Left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fo:min-height="0.705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4cm" fo:min-width="1.371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4cm" fo:min-width="3.276cm" fo:padding-top="0.142cm" fo:padding-bottom="0.142cm" fo:padding-left="0.267cm" fo:padding-right="0.267cm"/>
    </style:style>
    <style:style style:name="P1" style:family="paragraph">
      <style:text-properties style:font-name="SimSun" fo:font-size="12pt" style:font-name-asian="SimSun" style:font-size-asian="12pt" style:font-size-complex="12pt"/>
    </style:style>
    <style:style style:name="P2" style:family="paragraph">
      <loext:graphic-properties draw:fill="none" draw:fill-color="#ffffff"/>
      <style:text-properties style:font-name="SimSun" fo:font-size="12pt" style:font-name-asian="SimSun" style:font-size-asian="12pt" style:font-size-complex="1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font-name="SimSun"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  <style:text-properties style:font-name="SimSun" fo:font-size="12pt" style:font-name-asian="SimSun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SimSun" fo:font-size="10pt" style:font-name-asian="SimSun" style:font-size-asian="10pt" style:font-size-complex="10pt"/>
    </style:style>
    <style:style style:name="P9" style:family="paragraph">
      <loext:graphic-properties draw:fill="none" draw:fill-color="#ffffff"/>
      <style:text-properties style:font-name="SimSun" fo:font-size="10pt" style:font-name-asian="SimSun" style:font-size-asian="10pt" style:font-size-complex="10pt"/>
    </style:style>
    <style:style style:name="T1" style:family="text">
      <style:text-properties style:font-name="SimSun" fo:font-size="12pt" style:font-name-asian="SimSun" style:font-size-asian="12pt" style:font-size-complex="12pt"/>
    </style:style>
    <style:style style:name="T2" style:family="text">
      <style:text-properties style:font-name="SimSun" fo:font-size="12pt" style:font-size-asian="12pt" style:font-size-complex="12pt"/>
    </style:style>
    <style:style style:name="T3" style:family="text">
      <style:text-properties style:font-name="SimSun" fo:font-size="10pt" style:font-name-asian="SimSun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429cm" svg:height="0.674cm" svg:x="1.762cm" svg:y="1.635cm">
          <draw:text-box>
            <text:p text:style-name="P1"><text:span text:style-name="T1">PCI</text:span><text:span text:style-name="T1">系统示意图</text:span></text:p>
          </draw:text-box>
        </draw:frame>
        <draw:custom-shape draw:style-name="gr2" draw:text-style-name="P3" draw:layer="layout" svg:width="3.048cm" svg:height="3.302cm" svg:x="1.889cm" svg:y="2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0.889cm" svg:x="2.143cm" svg:y="3.159cm">
          <text:p text:style-name="P4"><text:span text:style-name="T2">RA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0.889cm" svg:x="2.143cm" svg:y="5.064cm">
          <text:p text:style-name="P4"><text:span text:style-name="T2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651cm" svg:height="1.016cm" svg:x="5.826cm" svg:y="3.921cm">
          <text:p text:style-name="P4"><text:span text:style-name="T1">PCI</text:span><text:span text:style-name="T1">桥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4.937cm" svg:y1="4.429cm" svg:x2="5.826cm" svg:y2="4.429cm">
          <text:p/>
        </draw:line>
        <draw:line draw:style-name="gr6" draw:text-style-name="P7" draw:layer="layout" svg:x1="8.112cm" svg:y1="2.524cm" svg:x2="8.112cm" svg:y2="8.112cm">
          <text:p/>
        </draw:line>
        <draw:line draw:style-name="gr6" draw:text-style-name="P7" draw:layer="layout" svg:x1="11.287cm" svg:y1="2.524cm" svg:x2="11.287cm" svg:y2="5.445cm">
          <text:p/>
        </draw:line>
        <draw:line draw:style-name="gr5" draw:text-style-name="P7" draw:layer="layout" svg:x1="7.477cm" svg:y1="4.429cm" svg:x2="8.112cm" svg:y2="4.429cm">
          <text:p/>
        </draw:line>
        <draw:custom-shape draw:style-name="gr4" draw:text-style-name="P6" draw:layer="layout" svg:width="1.651cm" svg:height="1.016cm" svg:x="5.826cm" svg:y="5.953cm">
          <text:p text:style-name="P4"><text:span text:style-name="T1">显卡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7.477cm" svg:y1="6.461cm" svg:x2="8.112cm" svg:y2="6.461cm">
          <text:p/>
        </draw:line>
        <draw:frame draw:style-name="gr7" draw:text-style-name="P9" draw:layer="layout" svg:width="2.159cm" svg:height="0.603cm" svg:x="6.461cm" svg:y="1.921cm">
          <draw:text-box>
            <text:p text:style-name="P8"><text:span text:style-name="T3">PCI</text:span><text:span text:style-name="T3">总线</text:span><text:span text:style-name="T3">0</text:span></text:p>
          </draw:text-box>
        </draw:frame>
        <draw:frame draw:style-name="gr7" draw:text-style-name="P9" draw:layer="layout" svg:width="2.159cm" svg:height="0.603cm" svg:x="10.271cm" svg:y="1.889cm">
          <draw:text-box>
            <text:p text:style-name="P8"><text:span text:style-name="T3">PCI</text:span><text:span text:style-name="T3">总线</text:span><text:span text:style-name="T3">1</text:span></text:p>
          </draw:text-box>
        </draw:frame>
        <draw:custom-shape draw:style-name="gr8" draw:text-style-name="P6" draw:layer="layout" svg:width="2.54cm" svg:height="1.016cm" svg:x="8.493cm" svg:y="3.921cm">
          <text:p text:style-name="P4"><text:span text:style-name="T1">PCI-PCI</text:span><text:span text:style-name="T1">桥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54cm" svg:height="1.016cm" svg:x="8.493cm" svg:y="5.953cm">
          <text:p text:style-name="P4"><text:span text:style-name="T1">PCI-ISA</text:span><text:span text:style-name="T1">桥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8.112cm" svg:y1="4.429cm" svg:x2="8.493cm" svg:y2="4.429cm">
          <text:p/>
        </draw:line>
        <draw:line draw:style-name="gr6" draw:text-style-name="P7" draw:layer="layout" svg:x1="8.112cm" svg:y1="6.461cm" svg:x2="8.493cm" svg:y2="6.461cm">
          <text:p/>
        </draw:line>
        <draw:line draw:style-name="gr6" draw:text-style-name="P7" draw:layer="layout" svg:x1="11.033cm" svg:y1="4.429cm" svg:x2="11.287cm" svg:y2="4.429cm">
          <text:p/>
        </draw:line>
        <draw:line draw:style-name="gr6" draw:text-style-name="P7" draw:layer="layout" svg:x1="11.033cm" svg:y1="6.461cm" svg:x2="11.287cm" svg:y2="6.461cm">
          <text:p/>
        </draw:line>
        <draw:line draw:style-name="gr9" draw:text-style-name="P7" draw:layer="layout" svg:x1="9.382cm" svg:y1="3.159cm" svg:x2="8.112cm" svg:y2="3.159cm">
          <text:p/>
        </draw:line>
        <draw:line draw:style-name="gr10" draw:text-style-name="P7" draw:layer="layout" svg:x1="10.144cm" svg:y1="3.159cm" svg:x2="11.287cm" svg:y2="3.159cm">
          <text:p/>
        </draw:line>
        <draw:frame draw:style-name="gr11" draw:text-style-name="P9" draw:layer="layout" svg:width="0.508cm" svg:height="0.955cm" svg:x="8.62cm" svg:y="2.651cm">
          <draw:text-box>
            <text:p text:style-name="P8"><text:span text:style-name="T3">上</text:span></text:p>
            <text:p text:style-name="P8"><text:span text:style-name="T3">游</text:span></text:p>
          </draw:text-box>
        </draw:frame>
        <draw:frame draw:style-name="gr11" draw:text-style-name="P9" draw:layer="layout" svg:width="0.762cm" svg:height="0.955cm" svg:x="10.017cm" svg:y="2.651cm">
          <draw:text-box>
            <text:p text:style-name="P8"><text:span text:style-name="T3">下</text:span></text:p>
            <text:p text:style-name="P8"><text:span text:style-name="T3">游</text:span></text:p>
          </draw:text-box>
        </draw:frame>
        <draw:custom-shape draw:style-name="gr12" draw:text-style-name="P6" draw:layer="layout" svg:width="1.905cm" svg:height="0.508cm" svg:x="12.303cm" svg:y="3.413cm">
          <text:p text:style-name="P4"><text:span text:style-name="T1">SCSI</text:span><text:span text:style-name="T1">卡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905cm" svg:height="0.508cm" svg:x="12.303cm" svg:y="4.683cm">
          <text:p text:style-name="P4"><text:span text:style-name="T1">以太网卡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2.303cm" svg:y1="3.667cm" svg:x2="11.287cm" svg:y2="3.667cm">
          <text:p/>
        </draw:line>
        <draw:line draw:style-name="gr6" draw:text-style-name="P7" draw:layer="layout" svg:x1="12.303cm" svg:y1="4.937cm" svg:x2="11.287cm" svg:y2="4.937cm">
          <text:p/>
        </draw:line>
        <draw:line draw:style-name="gr6" draw:text-style-name="P7" draw:layer="layout" svg:x1="11.287cm" svg:y1="5.699cm" svg:x2="11.287cm" svg:y2="8.112cm">
          <text:p/>
        </draw:line>
        <draw:custom-shape draw:style-name="gr13" draw:text-style-name="P6" draw:layer="layout" svg:width="3.81cm" svg:height="0.508cm" svg:x="12.303cm" svg:y="6.842cm">
          <text:p text:style-name="P4"><text:span text:style-name="T1">多功能</text:span><text:span text:style-name="T1">IO</text:span><text:span text:style-name="T1">控制器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2.303cm" svg:y1="7.096cm" svg:x2="11.287cm" svg:y2="7.096cm">
          <text:p/>
        </draw:line>
        <draw:frame draw:style-name="gr7" draw:text-style-name="P9" draw:layer="layout" svg:width="1.905cm" svg:height="0.603cm" svg:x="10.398cm" svg:y="8.112cm">
          <draw:text-box>
            <text:p text:style-name="P8"><text:span text:style-name="T3">ISA</text:span><text:span text:style-name="T3">总线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Half_20_Arrow_20_Left" draw:display-name="Half Arrow Left" svg:viewBox="-10 0 10 15" svg:d="M0 0zM-5 0l-5 15h5z"/>
    <draw:marker draw:name="Half_20_Arrow_20_Right" draw:display-name="Half Arrow Right" svg:viewBox="0 0 10 15" svg:d="M0 0zM5 0l5 15h-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7T12:59:03.953490036</meta:creation-date>
    <dc:date>2020-05-07T13:18:54.088541294</dc:date>
    <meta:editing-duration>PT9M37S</meta:editing-duration>
    <meta:editing-cycles>1</meta:editing-cycles>
    <meta:document-statistic meta:object-count="31"/>
    <meta:generator>LibreOffice/6.0.7.3$Linux_X86_64 LibreOffice_project/00m0$Build-3</meta:generator>
  </office:meta>
</office:document-meta>
</file>